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782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style:rotation-align="none"/>
    </style:style>
    <style:style style:name="ce3" style:family="table-cell" style:parent-style-name="Default" style:data-style-name="N157">
      <style:table-cell-properties style:rotation-align="none"/>
    </style:style>
    <style:style style:name="ce4" style:family="table-cell" style:parent-style-name="Default" style:data-style-name="N10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vo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47" table:default-cell-style-name="Default"/>
        <table:table-row table:style-name="ro1"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Type of diagnosis</text:p>
          </table:table-cell>
          <table:table-cell office:value-type="string" calcext:value-type="string">
            <text:p>Source of</text:p>
            <text:p>Data</text:p>
          </table:table-cell>
          <table:table-cell office:value-type="string" calcext:value-type="string">
            <text:p>Number of</text:p>
            <text:p>subjects (n)</text:p>
          </table:table-cell>
          <table:table-cell office:value-type="string" calcext:value-type="string">
            <text:p>Machine learning</text:p>
            <text:p>method(s) </text:p>
          </table:table-cell>
          <table:table-cell office:value-type="string" calcext:value-type="string">
            <text:p>Outcomes</text:p>
          </table:table-cell>
          <table:table-cell table:style-name="ce1" office:value-type="string" calcext:value-type="string">
            <text:p>Year</text:p>
          </table:table-cell>
          <table:table-cell office:value-type="string" calcext:value-type="string">
            <text:p>Referenc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Fuzzy neural system with 10-fold cross validation</text:p>
          </table:table-cell>
          <table:table-cell office:value-type="string" calcext:value-type="string">
            <text:p>testing accuracy = 100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biyev and Abizad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PART, C4.5, PART, Bagging CART, random forest, Boosted C5.0, SVM</text:p>
          </table:table-cell>
          <table:table-cell office:value-type="string" calcext:value-type="string">
            <text:p>SVM: accuracy = 97.57% sensitivity = 0.9756 specificity = 0.9987 NPV = 0.9995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ich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BN of 2 RBMs</text:p>
          </table:table-cell>
          <table:table-cell office:value-type="string" calcext:value-type="string">
            <text:p>testing accuracy = 94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-Fatlaw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FMM-OneR with 10- fold cross validation or 5-fold cross validation</text:p>
          </table:table-cell>
          <table:table-cell office:value-type="string" calcext:value-type="string">
            <text:p>Accuracy = 94.21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-Sayaydeha and Mohamma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inear regression, LDA, Gaussian naïve Bayes, decision tree, KNN, SVM-linear, SVM-RBF with leaveone-subject-out cross validation</text:p>
          </table:table-cell>
          <table:table-cell office:value-type="string" calcext:value-type="string">
            <text:p>logistic regression or SVM-linear accuracy = 7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DA-NN-GA with leave-one-subject-out cross validation</text:p>
          </table:table-cell>
          <table:table-cell office:value-type="string" calcext:value-type="string">
            <text:p>Training: accuracy = 95% sensitivity = 95% Test: accuracy = 100% sensitivity = 10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NNge with AdaBoost with 10-fold cross validation </text:p>
          </table:table-cell>
          <table:table-cell office:value-type="string" calcext:value-type="string">
            <text:p>Accuracy = 96.30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qahtan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naïve Bayes, SVM, decision tree, random forest, DNN with 10-fold cross validation (deep NN)</text:p>
          </table:table-cell>
          <table:table-cell office:value-type="string" calcext:value-type="string">
            <text:p>KNN accuracy = 95.513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and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LP with a trainvalidation-test ratio of 50:20:30</text:p>
          </table:table-cell>
          <table:table-cell office:value-type="string" calcext:value-type="string">
            <text:p>training accuracy = 97.86% test accuracy = 92.96% MSE = 0.035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ka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 (8 HC + 23 PD) for dataset 1 and 68 (20 HC + 48 PD) for dataset 2</text:p>
          </table:table-cell>
          <table:table-cell office:value-type="string" calcext:value-type="string">
            <text:p>FKNN, SVM, KELM with 10-fold cross validation</text:p>
          </table:table-cell>
          <table:table-cell office:value-type="string" calcext:value-type="string">
            <text:p>FKNN accuracy = 97.8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VM, logistic regression, ET, gradient boosting, random forest with train-test split ratio = 80:20</text:p>
          </table:table-cell>
          <table:table-cell office:value-type="string" calcext:value-type="string">
            <text:p>logistic regression accuracy = 76.03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elik and Omurc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MLP, GRNN with a training-test ratio of 50:50</text:p>
          </table:table-cell>
          <table:table-cell office:value-type="string" calcext:value-type="string">
            <text:p>GRNN: error rate = 0.0995 (spread parameter = 195.1189) error rate = 0.0958 (spread parameter = 1.2) error rate = 0.0928 (spread parameter = 364.8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men and Bola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CFA-SVM with 10- fold cross validation</text:p>
          </table:table-cell>
          <table:table-cell office:value-type="string" calcext:value-type="string">
            <text:p>accuracy = 97.95% sensitivity = 97.90% precision = 97.90% F-measure = 97.90% specificity = 96.50% AUC = 97.20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ash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fuzzy classifier with 10-fold cross validation, leave-oneout cross validation or a train-test ratio of 70:30 </text:p>
          </table:table-cell>
          <table:table-cell office:value-type="string" calcext:value-type="string">
            <text:p>Accuracy = 10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stjerd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averaged perceptron, BPM, boosted decision tree, decision forests, decision jungle, locally deep SVM, logistic regression, NN, SVM with 10-fold crossvalidation </text:p>
          </table:table-cell>
          <table:table-cell office:value-type="string" calcext:value-type="string">
            <text:p>boosted decision trees: accuracy = 0.912105 precision = 0.935714 F-score = 0.942368 AUC = 0.966293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nesh and H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50; 8 HC + 42 PD </text:p>
          </table:table-cell>
          <table:table-cell office:value-type="string" calcext:value-type="string">
            <text:p>KNN, SVM, ELM with a train-validation ratio of 70:30</text:p>
          </table:table-cell>
          <table:table-cell office:value-type="string" calcext:value-type="string">
            <text:p>SVM: accuracy = 96.43% MCC = 0.77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rdogdu Saka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252; 64 HC + 188 PD </text:p>
          </table:table-cell>
          <table:table-cell office:value-type="string" calcext:value-type="string">
            <text:p>CNN with leave-oneperson-out cross validation</text:p>
          </table:table-cell>
          <table:table-cell office:value-type="string" calcext:value-type="string">
            <text:p>accuracy = 0.869 F-Measure = 0.917 MCC = 0.6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undu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, logistic regression, KNN, DNN with a train-test ratio of 70:30</text:p>
          </table:table-cell>
          <table:table-cell office:value-type="string" calcext:value-type="string">
            <text:p>DNN: accuracy = 98% specificity = 95% sensitivity = 9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q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, SVM-linear with 10-fold cross validation</text:p>
          </table:table-cell>
          <table:table-cell office:value-type="string" calcext:value-type="string">
            <text:p>accuracy = 99% specificity = 99% sensitivity = 100%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aq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S-SVM, PNN, GRNN with conventional (train-test ratio of 50:50) and 10-fold cross validation</text:p>
          </table:table-cell>
          <table:table-cell office:value-type="string" calcext:value-type="string">
            <text:p>LS-SVM or PNN or GRNN: accuracy = 100% precision = 100% sensitivity = 100% specificity = 100% AUC = 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arihar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andom tree, SVMlinear, FBANN with 10-fold cross validation</text:p>
          </table:table-cell>
          <table:table-cell office:value-type="string" calcext:value-type="string">
            <text:p>FBANN: accuracy = 97.37% sensitivity = 98.60% specificity = 93.62% FPR = 6.38% precision = 0.979 MSE = 0.027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lam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linear with 5-fold cross validation </text:p>
          </table:table-cell>
          <table:table-cell office:value-type="string" calcext:value-type="string">
            <text:p>error rate ~0.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i and L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decision tree, random forest, SVM, GBM, XGBoost</text:p>
          </table:table-cell>
          <table:table-cell office:value-type="string" calcext:value-type="string">
            <text:p>SVM-linear: FNR = 10% accuracy = 0.7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io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 </text:p>
          </table:table-cell>
          <table:table-cell office:value-type="string" calcext:value-type="string">
            <text:p>CART, SVM, ANN</text:p>
          </table:table-cell>
          <table:table-cell office:value-type="string" calcext:value-type="string">
            <text:p>SVM accuracy = 93.84%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rapinar Sentur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dataset 1: 31; 8 HC + 23 PD dataset 2: 40; 20 HC + 20 PD</text:p>
          </table:table-cell>
          <table:table-cell office:value-type="string" calcext:value-type="string">
            <text:p>EWNN with a train-test ratio of 90:10 and cross validation</text:p>
          </table:table-cell>
          <table:table-cell office:value-type="string" calcext:value-type="string">
            <text:p>dataset 1: accuracy = 92.9% ensemble classification accuracy = 100.0% sensitivity = 100.0% MCC = 100.0% dataset 2: accuracy = 66.3% ensemble classification accuracy = 90.0% sensitivity = 93.0% specificity = 97.0% MCC = 87.0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h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tacked generalization with CMTNN with 10-fold cross validation </text:p>
          </table:table-cell>
          <table:table-cell office:value-type="string" calcext:value-type="string">
            <text:p>Accuracy = ~70%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raipeerapun and Amornsamank u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HMM, SVM</text:p>
          </table:table-cell>
          <table:table-cell office:value-type="string" calcext:value-type="string">
            <text:p>HMM: accuracy = 95.16% sensitivity = 93.55% specificity = 91.6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ures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IGWO-KELM with 10- fold cross validation</text:p>
          </table:table-cell>
          <table:table-cell office:value-type="string" calcext:value-type="string">
            <text:p>iteration number = 100 accuracy = 97.45% sensitivity = 99.38% specificity = 93.48% precision = 97.33% G-mean = 96.38% F-measure = 98.34%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CFW-KELM with 10- fold cross validation</text:p>
          </table:table-cell>
          <table:table-cell office:value-type="string" calcext:value-type="string">
            <text:p>accuracy = 99.49% sensitivity = 100% specificity = 99.39% AUC = 99.69% f-measure = 0.9966 kappa = 0.9863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</text:p>
          </table:table-cell>
          <table:table-cell office:value-type="string" calcext:value-type="string">
            <text:p>accuracy = 96.29% sensitivity = 95.00% specificity = 97.50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NN, SVM, SMO, Pegasos, AdaBoost, ensemble selection, FURIA, rotation forest Bayesian network with 10-fold crossvalidation</text:p>
          </table:table-cell>
          <table:table-cell office:value-type="string" calcext:value-type="string">
            <text:p>average accuracy across all models = 97.06% SMO, Pegasos or AdaBoost accuracy = 98.24%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 and Saira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SVM, naïve Bayes, decision tree, random forest, ANN</text:p>
          </table:table-cell>
          <table:table-cell office:value-type="string" calcext:value-type="string">
            <text:p>ANN: accuracy = 94.87% specificity = 96.55% sensitivity = 90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a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dataset 1: 31; 8 HC + 23 PD dataset 2: 20 HC + 20 PD 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dataset 1 accuracy = 90% dataset 2 accuracy = 6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ohark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 with 10-fold cross validation</text:p>
          </table:table-cell>
          <table:table-cell office:value-type="string" calcext:value-type="string">
            <text:p>accuracy = 87.1% kappa error = 0.63 AUC = 0.860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zcift and Gulte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</text:p>
          </table:table-cell>
          <table:table-cell office:value-type="string" calcext:value-type="string">
            <text:p>accuracy = 96.93% Kappa = 0.92 AUC = 0.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zci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 or a train-test ratio of 50:50</text:p>
          </table:table-cell>
          <table:table-cell office:value-type="string" calcext:value-type="string">
            <text:p>10-fold cross validation: accuracy = 98.95% sensitivity = 96.12% specificity = 100% f-measure = 0.9795 Kappa = 0.9735 AUC = 0.9808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eke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LM with 10-fold cross validation</text:p>
          </table:table-cell>
          <table:table-cell office:value-type="string" calcext:value-type="string">
            <text:p>accuracy = 88.72% recall = 94.33% precision = 90.48% F-score = 92.36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hahsavar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nsemble learning with 10‐fold cross validation</text:p>
          </table:table-cell>
          <table:table-cell office:value-type="string" calcext:value-type="string">
            <text:p>accuracy = 90.6% sensitivity = 95.8% specificity = 75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iban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GLRA, SVM, bagging ensemble with 5-fold cross validation</text:p>
          </table:table-cell>
          <table:table-cell office:value-type="string" calcext:value-type="string">
            <text:p>bagging: sensitivity = 0.9796 specificity = 0.6875 MCC = 0.6977 AUC = 0.9558 SVM: sensitivity = 0.9252 specificity = 0.8542 MCC = 0.7592 AUC = 0.93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u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ecision tree classifier, logistic regression, SVM with 10-fold cross validation</text:p>
          </table:table-cell>
          <table:table-cell office:value-type="string" calcext:value-type="string">
            <text:p>SVM: accuracy = 0.76 sensitivity = 0.9745 specificity = 0.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adav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80; 40 HC + 40 PD</text:p>
          </table:table-cell>
          <table:table-cell office:value-type="string" calcext:value-type="string">
            <text:p>KNN, SVM with 10- fold cross validation</text:p>
          </table:table-cell>
          <table:table-cell office:value-type="string" calcext:value-type="string">
            <text:p>SVM: accuracy = 91.25% precision = 0.9125 recall = 0.9125 F-Measure = 0.91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am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AP, SVM-RBF, FLDA with 5-fold cross validation</text:p>
          </table:table-cell>
          <table:table-cell table:style-name="ce4" office:value-type="string" calcext:value-type="string">
            <text:p>MAP: accuracy = 91.8% sensitivity = 0.986 specificity = 0.708 AUC = 0.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ang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0; 30 PD + 9 MSA + 5 FND + 1 somatization + 1 dystonia + 2 CD + 1 ET + 1 GPD</text:p>
          </table:table-cell>
          <table:table-cell office:value-type="string" calcext:value-type="string">
            <text:p>SVM, KNN, DA, naïve Bayes, classification tree with LOSO</text:p>
          </table:table-cell>
          <table:table-cell office:value-type="string" calcext:value-type="string">
            <text:p>SVM-linear: accuracy = 90% sensitivity = 90% specificity = 90% MCC = 0.794067 PE = 0.788177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PD + 9 MSA + 5 FND + 1 somatization + 1 dystonia + 2 CD + 1ET + 1 GPD</text:p>
          </table:table-cell>
          <table:table-cell office:value-type="string" calcext:value-type="string">
            <text:p>SVM (RBF, linear, polynomial and MLP kernels) with LOSO</text:p>
          </table:table-cell>
          <table:table-cell office:value-type="string" calcext:value-type="string">
            <text:p>SVM-linear accuracy = 85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2; 9 HC + 43 PD</text:p>
          </table:table-cell>
          <table:table-cell office:value-type="string" calcext:value-type="string">
            <text:p>SVM-RBF with cross validation </text:p>
          </table:table-cell>
          <table:table-cell office:value-type="string" calcext:value-type="string">
            <text:p>Accuracy = 81.8%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rid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4; 27 HC + 27 PD</text:p>
          </table:table-cell>
          <table:table-cell office:value-type="string" calcext:value-type="string">
            <text:p>SVM with stratified 10- fold cross validation or leave-one-out cross validation</text:p>
          </table:table-cell>
          <table:table-cell office:value-type="string" calcext:value-type="string">
            <text:p>accuracy = 94.4% specificity = 100% sensitivity = 88.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ntañ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KNN, SVM-linear, SVM-RBF with leaveone-subject-out or summarized leaveone-out</text:p>
          </table:table-cell>
          <table:table-cell office:value-type="string" calcext:value-type="string">
            <text:p>SVM-linear: accuracy = 77.50% MCC = 0.5507 sensitivity = 80.00% specificity = 75.00%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kar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78; 27 HC + 51 PD</text:p>
          </table:table-cell>
          <table:table-cell office:value-type="string" calcext:value-type="string">
            <text:p>KNN, SVM-linear, SVM-RBF, ANN, DNN with leave-one-out cross validation </text:p>
          </table:table-cell>
          <table:table-cell office:value-type="string" calcext:value-type="string">
            <text:p>SVM-RBF: accuracy = 84.62% precision = 88.04% recall = 78.6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ztahó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88; 33 HC + 55 PD</text:p>
          </table:table-cell>
          <table:table-cell office:value-type="string" calcext:value-type="string">
            <text:p>KNN, SVM-linear, SVM-RBF, ANN, DNN with leave-onesubject-out cross validation</text:p>
          </table:table-cell>
          <table:table-cell office:value-type="string" calcext:value-type="string">
            <text:p>SVM-RBF: accuracy = 89.3% sensitivity = 90.2% specificity = 87.9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ztahó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3; 10 HC + 33 PD</text:p>
          </table:table-cell>
          <table:table-cell office:value-type="string" calcext:value-type="string">
            <text:p>random forests, SVM with 10-fold cross validation and a traintest ratio of 90:10</text:p>
          </table:table-cell>
          <table:table-cell table:style-name="ce4" office:value-type="string" calcext:value-type="string">
            <text:p>SVM accuracy = 98.6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sanas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99; 35 HC + 64 PD</text:p>
          </table:table-cell>
          <table:table-cell office:value-type="string" calcext:value-type="string">
            <text:p>random forest with internal out-of-bag (OOB) validation</text:p>
          </table:table-cell>
          <table:table-cell office:value-type="string" calcext:value-type="string">
            <text:p>EER = 19.27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iciukynas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UCI machine learning repository and participants</text:p>
          </table:table-cell>
          <table:table-cell office:value-type="string" calcext:value-type="string">
            <text:p>40 and 28; 20 HC + 20 PD and 28 PD, respectively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training data: accuracy = 90.76% MCC = 0.815 test data: accuracy = 81.55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grawal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the Neurovoz corpus</text:p>
          </table:table-cell>
          <table:table-cell office:value-type="string" calcext:value-type="string">
            <text:p>108; 56 HC + 52 PD</text:p>
          </table:table-cell>
          <table:table-cell office:value-type="string" calcext:value-type="string">
            <text:p>Siamese LSTM-based NN with 10-fold crossvalidation</text:p>
          </table:table-cell>
          <table:table-cell office:value-type="string" calcext:value-type="string">
            <text:p>EER = 1.9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hati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mPower database</text:p>
          </table:table-cell>
          <table:table-cell office:value-type="string" calcext:value-type="string">
            <text:p>2,289; 2,023 HC + 246 PD</text:p>
          </table:table-cell>
          <table:table-cell office:value-type="string" calcext:value-type="string">
            <text:p>L2-regularized logistic regression, random forest, gradient boosted decision trees with 5- fold cross validation</text:p>
          </table:table-cell>
          <table:table-cell office:value-type="string" calcext:value-type="string">
            <text:p>gradient boosted decision trees: recall = 0.797 precision = 0.901 F1-score = 0.8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racy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C-GITA database</text:p>
          </table:table-cell>
          <table:table-cell office:value-type="string" calcext:value-type="string">
            <text:p>100; 50 HC + 50 PD</text:p>
          </table:table-cell>
          <table:table-cell office:value-type="string" calcext:value-type="string">
            <text:p>ResNet with trainvalidation ratio of 90:10</text:p>
          </table:table-cell>
          <table:table-cell office:value-type="string" calcext:value-type="string">
            <text:p>precision = 0.92 recall = 0.92 F1-score = 0.92 accuracy = 91.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odzinski et al </text:p>
          </table:table-cell>
          <table:table-cell table:number-columns-repeated="56"/>
        </table:table-row>
        <table:table-row table:style-name="ro2" table:number-rows-repeated="19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25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31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10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 table:number-rows-repeated="181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 table:number-rows-repeated="20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75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 table:number-rows-repeated="20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1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7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141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76">
          <table:table-cell table:number-columns-repeated="64"/>
        </table:table-row>
        <table:table-row table:style-name="ro2">
          <table:table-cell table:number-columns-repeated="5"/>
          <table:table-cell table:style-name="ce3"/>
          <table:table-cell table:number-columns-repeated="58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5"/>
          <table:table-cell table:style-name="ce3"/>
          <table:table-cell table:number-columns-repeated="58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6"/>
          <table:table-cell table:style-name="ce2"/>
          <table:table-cell table:number-columns-repeated="57"/>
        </table:table-row>
        <table:table-row table:style-name="ro2" table:number-rows-repeated="46">
          <table:table-cell table:number-columns-repeated="64"/>
        </table:table-row>
        <table:table-row table:style-name="ro2">
          <table:table-cell table:number-columns-repeated="12"/>
          <table:table-cell table:style-name="ce2"/>
          <table:table-cell table:number-columns-repeated="51"/>
        </table:table-row>
        <table:table-row table:style-name="ro2" table:number-rows-repeated="142">
          <table:table-cell table:number-columns-repeated="64"/>
        </table:table-row>
        <table:table-row table:style-name="ro2">
          <table:table-cell table:number-columns-repeated="6"/>
          <table:table-cell table:style-name="ce2"/>
          <table:table-cell table:number-columns-repeated="57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6"/>
          <table:table-cell table:style-name="ce2"/>
          <table:table-cell table:number-columns-repeated="57"/>
        </table:table-row>
        <table:table-row table:style-name="ro2" table:number-rows-repeated="61">
          <table:table-cell table:number-columns-repeated="64"/>
        </table:table-row>
        <table:table-row table:style-name="ro2">
          <table:table-cell table:style-name="ce2"/>
          <table:table-cell table:number-columns-repeated="63"/>
        </table:table-row>
        <table:table-row table:style-name="ro2" table:number-rows-repeated="32">
          <table:table-cell table:number-columns-repeated="64"/>
        </table:table-row>
        <table:table-row table:style-name="ro2">
          <table:table-cell table:number-columns-repeated="11"/>
          <table:table-cell table:style-name="ce2"/>
          <table:table-cell table:number-columns-repeated="52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0"/>
          <table:table-cell table:style-name="ce3"/>
          <table:table-cell table:number-columns-repeated="53"/>
        </table:table-row>
        <table:table-row table:style-name="ro2" table:number-rows-repeated="63">
          <table:table-cell table:number-columns-repeated="64"/>
        </table:table-row>
        <table:table-row table:style-name="ro2">
          <table:table-cell table:style-name="ce3"/>
          <table:table-cell table:number-columns-repeated="63"/>
        </table:table-row>
        <table:table-row table:style-name="ro2" table:number-rows-repeated="237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  <table:table-row table:style-name="ro2" table:number-rows-repeated="10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7:35:33.215551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7:32:15.146043548</meta:creation-date>
    <dc:date>2021-08-10T17:35:44.809488023</dc:date>
    <meta:editing-duration>PT2M18S</meta:editing-duration>
    <meta:editing-cycles>2</meta:editing-cycles>
    <meta:generator>LibreOffice/6.4.7.2$Linux_X86_64 LibreOffice_project/40$Build-2</meta:generator>
    <meta:document-statistic meta:table-count="1" meta:cell-count="448" meta:object-count="0"/>
  </office:meta>
</office:document-meta>
</file>